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paragraph-rsid="0027bd11"/>
    </style:style>
    <style:style style:name="P40" style:family="paragraph" style:parent-style-name="Standard">
      <style:text-properties officeooo:rsid="0027bd11" officeooo:paragraph-rsid="0027bd11"/>
    </style:style>
    <style:style style:name="P41" style:family="paragraph" style:parent-style-name="Standard">
      <style:text-properties officeooo:rsid="0029a4c4" officeooo:paragraph-rsid="0029a4c4"/>
    </style:style>
    <style:style style:name="P42" style:family="paragraph" style:parent-style-name="Standard">
      <style:text-properties officeooo:rsid="002a4946" officeooo:paragraph-rsid="002a4946"/>
    </style:style>
    <style:style style:name="P43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4" style:family="paragraph" style:parent-style-name="Standard">
      <style:text-properties officeooo:rsid="001bd33e" officeooo:paragraph-rsid="001bd33e"/>
    </style:style>
    <style:style style:name="P45" style:family="paragraph" style:parent-style-name="Standard">
      <style:text-properties officeooo:rsid="001c785a" officeooo:paragraph-rsid="001c785a"/>
    </style:style>
    <style:style style:name="P46" style:family="paragraph" style:parent-style-name="Standard">
      <style:text-properties officeooo:rsid="001e0fe6" officeooo:paragraph-rsid="001e0fe6"/>
    </style:style>
    <style:style style:name="P47" style:family="paragraph" style:parent-style-name="Standard">
      <style:text-properties officeooo:rsid="0022d4e8" officeooo:paragraph-rsid="0022d4e8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c785a"/>
    </style:style>
    <style:style style:name="P4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88b34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a31c4"/>
    </style:style>
    <style:style style:name="P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bc175"/>
    </style:style>
    <style:style style:name="P5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c3d6e"/>
    </style:style>
    <style:style style:name="P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officeooo:rsid="00248564" officeooo:paragraph-rsid="00557e85" style:font-style-asian="italic" style:font-style-complex="italic"/>
    </style:style>
    <style:style style:name="P5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8564"/>
    </style:style>
    <style:style style:name="P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cbc7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fa77"/>
    </style:style>
    <style:style style:name="P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5ed8b"/>
    </style:style>
    <style:style style:name="P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7bd11"/>
    </style:style>
    <style:style style:name="P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00938"/>
    </style:style>
    <style:style style:name="P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233cf"/>
    </style:style>
    <style:style style:name="P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2d901"/>
    </style:style>
    <style:style style:name="P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57e85"/>
    </style:style>
    <style:style style:name="P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95307"/>
    </style:style>
    <style:style style:name="P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ac7f3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c4e93"/>
    </style:style>
    <style:style style:name="P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6f5af"/>
    </style:style>
    <style:style style:name="P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88faa"/>
    </style:style>
    <style:style style:name="P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bc175"/>
    </style:style>
    <style:style style:name="P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79bd58"/>
    </style:style>
    <style:style style:name="P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2e36e7" officeooo:paragraph-rsid="002e36e7" style:font-style-asian="normal" style:font-style-complex="normal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c3d6e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e1ee2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0efb6"/>
    </style:style>
    <style:style style:name="P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b62e6"/>
    </style:style>
    <style:style style:name="P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8da173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457cc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c1d4e"/>
    </style:style>
    <style:style style:name="P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0251d"/>
    </style:style>
    <style:style style:name="P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1e30f"/>
    </style:style>
    <style:style style:name="P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23436"/>
    </style:style>
    <style:style style:name="P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25ed8b" officeooo:paragraph-rsid="0070efb6" style:font-weight-asian="bold" style:font-weight-complex="bold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af2ed3" officeooo:paragraph-rsid="00af2ed3" style:font-style-asian="normal" style:font-style-complex="normal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0cf3d" officeooo:paragraph-rsid="00b0cf3d" style:font-style-asian="normal" style:font-style-complex="normal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16523" officeooo:paragraph-rsid="00b16523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16523" officeooo:paragraph-rsid="00b16523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2c076" officeooo:paragraph-rsid="00b2c076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3dc78" officeooo:paragraph-rsid="00b3dc78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50781" officeooo:paragraph-rsid="00b50781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57a9c" officeooo:paragraph-rsid="00b57a9c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2a4cf3"/>
    </style:style>
    <style:style style:name="T13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82">ты прости основной файл у меня застрял на старом винте. тут весь ресёрч уже сделано. я только хотел сказать. я тогда нашел за 3800 вроде нормальный пятизвёздочный надщербленный смарт. но пока проснулся пока обьяснил ей что 3800 это не дорого блядь. так он уже был продан другому. а поссле этого попадались одни шарлатаны сука. вот щас завтра думаю ехать на радиорынок искать такой же за 5 тысяч. только думаю стоит ли тратить день на это. думаю может вначале пообщаться с тобой какого хера не вышло.</text:p>
      <text:p text:style-name="P82"/>
      <text:p text:style-name="P82">не вышло потому что я нашел его тебе а не маме. ты бы себе взял. да и тебе он был не нуженю а она пожалела денег. ты видел. как она кривилась что он стоит 3800. не имея ни малейшего понятия сколько они должны стоить. и откуда такие цены. тебе пришлось блядь обьяснять час ресёрч который ты делал всю ночь. не едь завтра никуда. купишь б у за 6500. не еби мозги.</text:p>
      <text:p text:style-name="P70"/>
      <text:p text:style-name="P83">да но ведь там было всё посчитанно. что до 4х идеальный вариант и т.п.</text:p>
      <text:p text:style-name="P83"/>
      <text:p text:style-name="P83">да. было. а потом она ещё и кривлялась. считай это платой за недоверие. не едь. никуда. не трать время впустую. хочешь позвони. своему Андрею. Попроси его найти тебе этот телефон. за такую цену. </text:p>
      <text:p text:style-name="P83"/>
      <text:p text:style-name="P83">и нахера ему это?</text:p>
      <text:p text:style-name="P83"/>
      <text:p text:style-name="P83">нахера? это Киев. Радиорынок Киевский. там всё есть. если где и есть то только там.</text:p>
      <text:p text:style-name="P83"/>
      <text:p text:style-name="P83">думаю нету. </text:p>
      <text:p text:style-name="P83"/>
      <text:p text:style-name="P83">он нормальный. позвони. за одно поздороваешься и спросишь как он там.</text:p>
      <text:p text:style-name="P83"/>
      <text:p text:style-name="P83">эм...</text:p>
      <text:p text:style-name="P70"/>
      <text:p text:style-name="P84">.... ты прав. но ...</text:p>
      <text:p text:style-name="P84"/>
      <text:p text:style-name="P85">что но</text:p>
      <text:p text:style-name="P85"/>
      <text:p text:style-name="P85">я стесняюсь. и телефоні надо смотреть. попроси друга попросить друзей не <text:span text:style-name="T13">выставлять на ОЛХ а отправить мне за пол цены. это радиорынок. там ещё тогда мобилки стоили 300 баксов. ГАЛИМЫЕ. грош цена такому другу.</text:span></text:p>
      <text:p text:style-name="P85"><text:span text:style-name="T13"/></text:p>
      <text:p text:style-name="P85"><text:span text:style-name="T13">хм. интересно. но на львовский радиорынок ты охотно едешь.</text:span></text:p>
      <text:p text:style-name="P85"><text:span text:style-name="T13"/></text:p>
      <text:p text:style-name="P85"><text:span text:style-name="T13">потому что ВДРУГ.</text:span></text:p>
      <text:p text:style-name="P85"><text:span text:style-name="T13"/></text:p>
      <text:p text:style-name="P85"><text:span text:style-name="T13">вдруг ничего не бывает. подумай. радиорынокк. это ларёк с мобилками. тебе тут ехать 1.5 часа туда 1.5 часа назад. по пробкам. либо можешь позвонить спросить может у него есть или его знакомых.</text:span></text:p>
      <text:p text:style-name="P85"><text:span text:style-name="T13"/></text:p>
      <text:p text:style-name="P85"><text:span text:style-name="T13">угу. либо могу купить за 6500 когда ей приспичит и не ебать мозги.</text:span></text:p>
      <text:p text:style-name="P85"><text:span text:style-name="T13">и никому и звонить не надо.</text:span></text:p>
      <text:p text:style-name="P85"><text:span text:style-name="T13"/></text:p>
      <text:p text:style-name="P85"><text:span text:style-name="T13">это барыги.</text:span></text:p>
      <text:p text:style-name="P85"><text:span text:style-name="T13"/></text:p>
      <text:p text:style-name="P85"><text:span text:style-name="T13">те же барыги. ты что не помнишь барыг с радиорынка? тех которые "успешные и были в Америке"?</text:span></text:p>
      <text:p text:style-name="P85"><text:span text:style-name="T13"/></text:p>
      <text:p text:style-name="P85"><text:span text:style-name="T13">помню. но андрей не такой. и его друг ремонтник тоже не такой. и они знали "не таких" продавцов которые продали тебе микроскоп и паяльную станцию.</text:span></text:p>
      <text:p text:style-name="P85"><text:span text:style-name="T13"/></text:p>
      <text:p text:style-name="P86"><text:span text:style-name="T13">... которую я бы купил в Интернете за пол цены. спасибо не надо.</text:span></text:p>
      <text:p text:style-name="P86"><text:span text:style-name="T13"/></text:p>
      <text:p text:style-name="P86"><text:span text:style-name="T13">я понял. значит 6500 это пол цены. и не еби мозги. приедет фуфло отправишь обратно.</text:span></text:p>
      <text:p text:style-name="P86"><text:span text:style-name="T13"/></text:p>
      <text:p text:style-name="P87"><text:span text:style-name="T13">...</text:span></text:p>
      <text:p text:style-name="P87"><text:span text:style-name="T13"/></text:p>
      <text:p text:style-name="P87"><text:span text:style-name="T13">иди. у меня всё. я всё сказал. ехать никуда не надо. дешевле чем в Интернете там не будет. вспомни хоть один магаз по айфонам где твои айфоны стоили дешевле чем стоили в Интернете.</text:span></text:p>
      <text:p text:style-name="P87"><text:span text:style-name="T13"/></text:p>
      <text:p text:style-name="P87"><text:span text:style-name="T13">эм</text:span></text:p>
      <text:p text:style-name="P87"><text:span text:style-name="T13"/></text:p>
      <text:p text:style-name="P87"><text:span text:style-name="T13">давай. вспоминай. это ж твоя фишка была. продвать за дёшево по аукционам. с одной гривны. потому что везде по 300 баксов и если я тоже поставлю 300 баксов то тогда я хер продам. вспомнил? ты этим оперировал. единственный выход из этого у тебя был монополизировать газеты (каналы связи). потому что они по 300 баксов продавали фуфло. а ты за 300 баксов годное не мог продать. потом ты сумел. но всё равно.</text:span></text:p>
      <text:p text:style-name="P87"><text:span text:style-name="T13"/></text:p>
      <text:p text:style-name="P88"><text:span text:style-name="T13">тут всё?</text:span></text:p>
      <text:p text:style-name="P88"><text:span text:style-name="T13"/></text:p>
      <text:p text:style-name="P88"><text:span text:style-name="T13">да. не едь никуда. цени свою жизнь выше её желаний. хочет телефон пусть платит 6500. дешевле на радиорынке вряд ли будет.</text:span></text:p>
      <text:p text:style-name="P88"><text:span text:style-name="T13"/></text:p>
      <text:p text:style-name="P88"><text:span text:style-name="T13">просто может я кого не знаю.</text:span></text:p>
      <text:p text:style-name="P88"><text:span text:style-name="T13"/></text:p>
      <text:p text:style-name="P88"><text:span text:style-name="T13">я тебе ещё раз говорю. КАЧЕСТВО ты мог пробить через знакомства хорошее. а ЦЕНУ нет.</text:span></text:p>
      <text:p text:style-name="P88"><text:span text:style-name="T13"/></text:p>
      <text:p text:style-name="P89"><text:span text:style-name="T13">понял.</text:span></text:p>
      <text:p text:style-name="P89"><text:span text:style-name="T13"/></text:p>
      <text:p text:style-name="P89"><text:span text:style-name="T13">ЦЕНУ пробить всегда можно было только в Интернете.</text:span></text:p>
      <text:p text:style-name="P89"><text:span text:style-name="T13"/></text:p>
      <text:p text:style-name="P89"><text:span text:style-name="T13">к</text:span></text:p>
      <text:p text:style-name="P44"/>
      <text:p text:style-name="P44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49"/>
      <text:p text:style-name="P48"/>
      <text:p text:style-name="P48"/>
      <text:p text:style-name="P23"/>
      <text:p text:style-name="P2"/>
      <text:p text:style-name="P45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50"/>
      <text:p text:style-name="P50"/>
      <text:p text:style-name="P50"/>
      <text:p text:style-name="P2"/>
      <text:p text:style-name="P45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3"/>
      <text:p text:style-name="P54"/>
      <text:p text:style-name="P54"/>
      <text:p text:style-name="P54"/>
      <text:p text:style-name="P23"/>
      <text:p text:style-name="P23"/>
      <text:p text:style-name="P46">Вопрос №5.</text:p>
      <text:p text:style-name="P5">Что бы ты сделал в рамках этой вещи такого, что если б появилась возможность сделать снова – ты сделал бы то же самое <text:span text:style-name="T12">(хоть сотню раз)</text:span>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9"/>
      <text:p text:style-name="P54"/>
      <text:p text:style-name="P54"/>
      <text:p text:style-name="P1"/>
      <text:p text:style-name="P46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0"/>
      <text:p text:style-name="P54"/>
      <text:p text:style-name="P54"/>
      <text:p text:style-name="P21"/>
      <text:p text:style-name="P46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/>
      <text:p text:style-name="P54"/>
      <text:p text:style-name="P54"/>
      <text:p text:style-name="P1"/>
      <text:p text:style-name="P46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2"/>
      <text:p text:style-name="P54"/>
      <text:p text:style-name="P54"/>
      <text:p text:style-name="P1"/>
      <text:p text:style-name="P47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3"/>
      <text:p text:style-name="P53"/>
      <text:p text:style-name="P53"/>
      <text:p text:style-name="P53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3"/>
      <text:p text:style-name="P54"/>
      <text:p text:style-name="P54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4"/>
      <text:p text:style-name="P54"/>
      <text:p text:style-name="P54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5"/>
      <text:p text:style-name="P65"/>
      <text:p text:style-name="P54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5"/>
      <text:p text:style-name="P55"/>
      <text:p text:style-name="P55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5"/>
      <text:p text:style-name="P65"/>
      <text:p text:style-name="P65"/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6"/>
      <text:p text:style-name="P66"/>
      <text:p text:style-name="P55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66"/>
      <text:p text:style-name="P56"/>
      <text:p text:style-name="P56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67"/>
      <text:p text:style-name="P67"/>
      <text:p text:style-name="P67"/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7"/>
      <text:p text:style-name="P57"/>
      <text:p text:style-name="P57"/>
      <text:p text:style-name="P57"/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68"/>
      <text:p text:style-name="P57"/>
      <text:p text:style-name="P57">…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1"/>
      <text:p text:style-name="P51"/>
      <text:p text:style-name="P51"/>
      <text:p text:style-name="P51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68"/>
      <text:p text:style-name="P68"/>
      <text:p text:style-name="P57"/>
      <text:p text:style-name="P57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1"/>
      <text:p text:style-name="P51"/>
      <text:p text:style-name="P51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2"/>
      <text:p text:style-name="P52"/>
      <text:p text:style-name="P52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1"/>
      <text:p text:style-name="P71"/>
      <text:p text:style-name="P71"/>
      <text:p text:style-name="P71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1"/>
      <text:p text:style-name="P71"/>
      <text:p text:style-name="P71"/>
      <text:p text:style-name="P71"/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2"/>
      <text:p text:style-name="P72"/>
      <text:p text:style-name="P72"/>
      <text:p text:style-name="P72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1"/>
      <text:p text:style-name="P81"/>
      <text:p text:style-name="P81"/>
      <text:p text:style-name="P81"/>
      <text:p text:style-name="P1"/>
      <text:p text:style-name="P40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3"/>
      <text:p text:style-name="P73"/>
      <text:p text:style-name="P73"/>
      <text:p text:style-name="P73"/>
      <text:p text:style-name="P1"/>
      <text:p text:style-name="P40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3"/>
      <text:p text:style-name="P73"/>
      <text:p text:style-name="P73"/>
      <text:p text:style-name="P73"/>
      <text:p text:style-name="P73"/>
      <text:p text:style-name="P1"/>
      <text:p text:style-name="P40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3"/>
      <text:p text:style-name="P73"/>
      <text:p text:style-name="P73"/>
      <text:p text:style-name="P73"/>
      <text:p text:style-name="P73"/>
      <text:p text:style-name="P1"/>
      <text:p text:style-name="P40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69"/>
      <text:p text:style-name="P69"/>
      <text:p text:style-name="P69"/>
      <text:p text:style-name="P58">…</text:p>
      <text:p text:style-name="P38"/>
      <text:p text:style-name="P1"/>
      <text:p text:style-name="P40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4"/>
      <text:p text:style-name="P74"/>
      <text:p text:style-name="P74"/>
      <text:p text:style-name="P74"/>
      <text:p text:style-name="P40"/>
      <text:p text:style-name="P40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4"/>
      <text:p text:style-name="P74"/>
      <text:p text:style-name="P74"/>
      <text:p text:style-name="P74"/>
      <text:p text:style-name="P1"/>
      <text:p text:style-name="P40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5"/>
      <text:p text:style-name="P75"/>
      <text:p text:style-name="P75"/>
      <text:p text:style-name="P75"/>
      <text:p text:style-name="P1"/>
      <text:p text:style-name="P40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3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6"/>
      <text:p text:style-name="P76"/>
      <text:p text:style-name="P76"/>
      <text:p text:style-name="P76"/>
      <text:p text:style-name="P1"/>
      <text:p text:style-name="P41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77"/>
      <text:p text:style-name="P77"/>
      <text:p text:style-name="P77"/>
      <text:p text:style-name="P77"/>
      <text:p text:style-name="P1"/>
      <text:p text:style-name="P42">Вопрос №37.</text:p>
      <text:p text:style-name="P14">Что ЭТА ПРОБЛЕМА решает?</text:p>
      <text:p text:style-name="P42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78"/>
      <text:p text:style-name="P78"/>
      <text:p text:style-name="P78"/>
      <text:p text:style-name="P78"/>
      <text:p text:style-name="P42"/>
      <text:p text:style-name="P42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78"/>
      <text:p text:style-name="P78"/>
      <text:p text:style-name="P78"/>
      <text:p text:style-name="P78"/>
      <text:p text:style-name="P42"/>
      <text:p text:style-name="P42">Вопрос №39.</text:p>
      <text:p text:style-name="P14">Что ЭТА ПРОБЛЕМА колдует?</text:p>
      <text:p text:style-name="P43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79"/>
      <text:p text:style-name="P79"/>
      <text:p text:style-name="P79"/>
      <text:p text:style-name="P79"/>
      <text:p text:style-name="P1"/>
      <text:p text:style-name="P42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м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80"/>
      <text:p text:style-name="P80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1T00:22:46.791000000</meta:creation-date>
    <meta:editing-duration>PT20M9S</meta:editing-duration>
    <meta:editing-cycles>8</meta:editing-cycles>
    <meta:generator>LibreOffice/7.0.0.3$Windows_x86 LibreOffice_project/8061b3e9204bef6b321a21033174034a5e2ea88e</meta:generator>
    <dc:title>Вопросник</dc:title>
    <dc:date>2020-08-21T00:42:21.856000000</dc:date>
    <meta:document-statistic meta:table-count="0" meta:image-count="0" meta:object-count="0" meta:page-count="1" meta:paragraph-count="304" meta:word-count="3571" meta:character-count="22692" meta:non-whitespace-character-count="19394"/>
    <meta:template xlink:type="simple" xlink:actuate="onRequest" xlink:title="Вопросник" xlink:href="../../AppData/Roaming/LibreOffice/4/user/template/Вопросник.ott" meta:date="2020-08-21T00:22:35.805000000"/>
  </office:meta>
</office:document-meta>
</file>